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6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0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 fo:keep-together="always" fo:keep-with-next="auto"/>
      <style:text-properties style:font-name="Gill Sans MT_CCJU" fo:font-size="9pt" style:font-size-asian="9pt" style:font-size-complex="9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8.969cm"/>
          <style:tab-stop style:position="10.29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8">%=ENTETE_TAB_ASSURE=%</text:p>
          </table:table-cell>
          <table:table-cell table:style-name="TableauRenteAccordee.A1" office:value-type="string">
            <text:p text:style-name="P8">%=ENTETE_TAB_PERIODE=%</text:p>
          </table:table-cell>
          <table:table-cell table:style-name="TableauRenteAccordee.A1" office:value-type="string">
            <text:p text:style-name="P8"/>
          </table:table-cell>
          <table:table-cell table:style-name="TableauRenteAccordee.A1" office:value-type="string">
            <text:p text:style-name="P8">%=ENTETE_TAB_MONTANT=%</text:p>
          </table:table-cell>
        </table:table-row>
        <table:table-row>
          <table:table-cell table:style-name="TableauRenteAccordee.A1" office:value-type="string">
            <text:p text:style-name="P9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/>
          </table:table-cell>
        </table:table-row>
        <table:table-row>
          <table:table-cell table:style-name="TableauRenteAccordee.A1" office:value-type="string">
            <text:p text:style-name="P13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0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0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1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0">%=TOTAL=%</text:p>
          </table:table-cell>
          <table:table-cell table:style-name="Table1.B1" office:value-type="string">
            <text:p text:style-name="P10">%=CHF=%</text:p>
          </table:table-cell>
          <table:table-cell table:style-name="Table1.D1" office:value-type="string">
            <text:p text:style-name="P14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5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20"/>
      <text:p text:style-name="ParaSplit"/>
      <text:p text:style-name="P5"/>
      <text:p text:style-name="P18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5"/>
      <text:p text:style-name="P5"/>
      <text:p text:style-name="P6">%=SALUTATION_ATTESTATION=%</text:p>
      <text:p text:style-name="P5"/>
      <text:p text:style-name="P5"/>
      <text:p text:style-name="P19"><text:tab/>%#include <text:s/>signatures/attFisc#%</text:p>
      <text:p text:style-name="P23"><text:tab/><text:tab/><text:span text:style-name="T6">%=SIGNATURE=%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1:55:29.28</dc:date>
    <meta:editing-cycles>164</meta:editing-cycles>
    <meta:editing-duration>P1DT1H34M54S</meta:editing-duration>
    <meta:document-statistic meta:table-count="3" meta:image-count="0" meta:object-count="0" meta:page-count="1" meta:paragraph-count="28" meta:word-count="32" meta:character-count="877"/>
    <meta:user-defined meta:name="Info 1"/>
    <meta:user-defined meta:name="Info 2"/>
    <meta:user-defined meta:name="Info 3"/>
    <meta:user-defined meta:name="Info 4"/>
  </office:meta>
</office:document-meta>
</file>